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Retrieve a list of contact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https://developer.android.com/training/contacts-provider/retrieve-names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lesson shows you how to retrieve a list of contacts whose data matches all or part of a search string, using the following techniques:</text:p>
                <text:list>
                  <text:list-item>
                    <text:p>Match contact names</text:p>
                  </text:list-item>
                  <text:list-item>
                    <text:p>Match a specific type of data, such as a phone number</text:p>
                  </text:list-item>
                  <text:list-item>
                    <text:p>Match any type of data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quest permission to read the provider</text:p>
                <text:list>
                  <text:list-item>
                    <text:p>&lt;uses-permission android:name="android.permission.READ_CONTACTS" /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tch a contact by name and list the resul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technique tries to match a search string to the name of a contact or contacts in the Contact Provider's ContactsContract.Contacts table.</text:p>
              </text:list-item>
              <text:list-item>
                <text:p>Define ListView/RecycleView and item layouts</text:p>
                <text:list>
                  <text:list-item>
                    <text:p>&lt;ListView xmlns:android="http://schemas.android.com/apk/res/android"</text:p>
                    <text:p><text:s text:c="10"/>android:id="@android:id/list"</text:p>
                    <text:p><text:s text:c="10"/>android:layout_width="match_parent"</text:p>
                    <text:p><text:s text:c="10"/>android:layout_height="match_parent"/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 help you write queries against the Contacts Provider, the Android framework provides a contracts class called ContactsContract, which defines useful constants and methods for accessing the provider. </text:p>
              </text:list-item>
              <text:list-item>
                <text:p>When you use this class, you don't have to define your own constants for content URIs, table names, or columns.</text:p>
              </text:list-item>
              <text:list-item>
                <text:p>To use this class, include the following statement:</text:p>
                <text:list>
                  <text:list-item>
                    <text:p>import android.provider.ContactsContrac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nce the code uses a CursorLoader to retrieve data from the provider, you must specify that it implements the loader interface LoaderManager.LoaderCallbacks. </text:p>
                <text:list>
                  <text:list-item>
                    <text:p>import android.support.v4.app.LoaderManager.LoaderCallbacks;</text:p>
                  </text:list-item>
                  <text:list-item>
                    <text:p>...</text:p>
                  </text:list-item>
                  <text:list-item>
                    <text:p>public class ContactsFragment extends Fragment implements</text:p>
                  </text:list-item>
                  <text:list-item>
                    <text:p><text:s text:c="8"/>LoaderManager.LoaderCallbacks&lt;Cursor&gt; {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fine global variables that are used in other parts of the code:</text:p>
                <text:list>
                  <text:list-header>
                    <text:p>/*</text:p>
                    <text:p><text:s/>* Defines an array that contains column names to move from</text:p>
                    <text:p><text:s/>* the Cursor to the ListView.</text:p>
                    <text:p><text:s/>*/</text:p>
                    <text:p><text:s text:c="3"/>@SuppressLint("InlinedApi")</text:p>
                    <text:p><text:s text:c="4"/>private final static String[] FROM_COLUMNS = {</text:p>
                    <text:p><text:s text:c="12"/>Build.VERSION.SDK_INT</text:p>
                    <text:p><text:s text:c="20"/>&gt;= Build.VERSION_CODES.HONEYCOMB ?</text:p>
                    <text:p><text:s text:c="20"/>ContactsContract.Contacts.DISPLAY_NAME_PRIMARY :</text:p>
                    <text:p><text:s text:c="20"/>ContactsContract.Contacts.DISPLAY_NAME</text:p>
                    <text:p><text:s text:c="4"/>}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// The contact's LOOKUP_KEY</text:p>
                <text:p>String mContactKey;</text:p>
                <text:p>// A content URI for the selected contact</text:p>
                <text:p>Uri mContactUri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efine a proje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constant that contains the columns you want to return from your query.</text:p>
              </text:list-item>
              <text:list-item>
                <text:p>In Android 3.0 (API version 11) and later, the name of this column is Contacts.DISPLAY_NAME_PRIMARY; in versions previous to that, its name is Contacts.DISPLAY_NAME.</text:p>
              </text:list-item>
              <text:list-item>
                <text:p>Contacts._ID and LOOKUP_KEY are used together to construct a content URI for the contact the user selec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pecify the selection criter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 specify the data you want, create a combination of text expressions and variables that tell the provider the data columns to search and the values to find.</text:p>
              </text:list-item>
              <text:list-item>
                <text:p>For the text expression, define a constant that lists the search columns. </text:p>
              </text:list-item>
              <text:list-item>
                <text:p>Although this expression can contain values as well, the preferred practice is to represent the values with a "?" placeholder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uring retrieval, the placeholder is replaced with values from an array. </text:p>
              </text:list-item>
              <text:list-item>
                <text:p>Using "?" as a placeholder ensures that the search specification is generated by binding rather than by SQL compilation. </text:p>
              </text:list-item>
              <text:list-item>
                <text:p>This practice eliminates the possibility of malicious SQL injec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rivate static final String SELECTION =</text:p>
                <text:p><text:s text:c="12"/>Build.VERSION.SDK_INT &gt;= Build.VERSION_CODES.HONEYCOMB ?</text:p>
                <text:p><text:s text:c="12"/>Contacts.DISPLAY_NAME_PRIMARY + " LIKE ?" :</text:p>
                <text:p><text:s text:c="12"/>Contacts.DISPLAY_NAME + " LIKE ?";</text:p>
                <text:p><text:s text:c="4"/>// Defines a variable for the search string</text:p>
                <text:p><text:s text:c="4"/>private String mSearchString;</text:p>
                <text:p><text:s text:c="4"/>// Defines the array to hold values that replace the ?</text:p>
                <text:p><text:s text:c="4"/>private String[] mSelectionArgs = { mSearchString }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itialize the loa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nce you're using a CursorLoader to retrieve data, you must initialize the background thread and other variables that control asynchronous retrieval. </text:p>
              </text:list-item>
              <text:list-item>
                <text:p>Do the initialization in onActivity()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mplement onCreateLoader(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ublic Loader&lt;Cursor&gt; onCreateLoader(int loaderId, Bundle args) {</text:p>
                <text:p><text:s text:c="8"/>// Makes search string into pattern and stores it in the selection array</text:p>
                <text:p><text:s text:c="8"/>mSelectionArgs[0] = "%" + mSearchString + "%";</text:p>
                <text:p><text:s text:c="8"/>// Starts the query</text:p>
                <text:p><text:s text:c="8"/>return new CursorLoader(</text:p>
                <text:p><text:s text:c="16"/>getActivity(),</text:p>
                <text:p><text:s text:c="16"/>ContactsContract.Contacts.CONTENT_URI,</text:p>
                <text:p><text:s text:c="16"/>PROJECTION,</text:p>
                <text:p><text:s text:c="16"/>SELECTION,</text:p>
                <text:p><text:s text:c="16"/>mSelectionArgs,</text:p>
                <text:p><text:s text:c="16"/>null</text:p>
                <text:p><text:s text:c="8"/>);</text:p>
                <text:p><text:s text:c="4"/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mplement onLoadFinished() and onLoaderReset(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lement the onLoadFinished() method. </text:p>
              </text:list-item>
              <text:list-item>
                <text:p>The loader framework calls onLoadFinished() when the Contacts Provider returns the results of the query. </text:p>
              </text:list-item>
              <text:list-item>
                <text:p>In this method, put the result Cursor in the SimpleCursorAdap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tch a contact by a specific type of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technique allows you to specify the type of data you want to match. </text:p>
              </text:list-item>
              <text:list-item>
                <text:p>Retrieving by name is a specific example of this type of query, but you can also do it for any of the types of detail data associated with a contact. </text:p>
              </text:list-item>
              <text:list-item>
                <text:p>For example, you can retrieve contacts that have a specific postal code; in this case, the search string has to match data stored in a postal code row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 implement this type of retrieval, first implement the following code, as listed in previous sections:</text:p>
                <text:list>
                  <text:list-item>
                    <text:p>Request Permission to Read the Provider.</text:p>
                  </text:list-item>
                  <text:list-item>
                    <text:p>Define ListView and item layouts.</text:p>
                  </text:list-item>
                  <text:list-item>
                    <text:p>Define a Fragment that displays the list of contacts.</text:p>
                  </text:list-item>
                  <text:list-item>
                    <text:p>Define global variables.</text:p>
                  </text:list-item>
                  <text:list-item>
                    <text:p>Initialize the Fragm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 text:style-name="P3">Set up the CursorAdapter for the ListView.</text:p>
                  </text:list-item>
                  <text:list-item>
                    <text:p text:style-name="P3">Set the selected contact listener.</text:p>
                  </text:list-item>
                  <text:list-item>
                    <text:p text:style-name="P3">Define constants for the Cursor column indexes.</text:p>
                  </text:list-item>
                  <text:list-item>
                    <text:p text:style-name="P3">Although you're retrieving data from a different table, the order of the columns in the projection is the same, so you can use the same indexes for the Cursor.</text:p>
                  </text:list-item>
                  <text:list-item>
                    <text:p text:style-name="P3">Define the onItemClick() method.</text:p>
                  </text:list-item>
                  <text:list-item>
                    <text:p text:style-name="P3">Initialize the loader.</text:p>
                  </text:list-item>
                  <text:list-item>
                    <text:p>Implement onLoadFinished() and onLoaderReset(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addition:</text:p>
                <text:list>
                  <text:list-item>
                    <text:p>Choose the data type and table</text:p>
                  </text:list-item>
                  <text:list-item>
                    <text:p>Define a projection</text:p>
                  </text:list-item>
                  <text:list-item>
                    <text:p>Define search criteria</text:p>
                  </text:list-item>
                  <text:list-item>
                    <text:p>Implement onCreateLoader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tch a contact by any type of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trieving a contact based on any type of data returns contacts if any of their data matches a the search string, including name, email address, postal address, phone number, and so forth. </text:p>
              </text:list-item>
              <text:list-item>
                <text:p>This results in a broad set of search results. </text:p>
              </text:list-item>
              <text:list-item>
                <text:p>For example, if the search string is "Doe", then searching for any data type returns the contact "John Doe"; it also returns contacts who live on "Doe Street"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 implement this type of retrieval, first implement the following code, as listed in previous sections:</text:p>
                <text:list>
                  <text:list-item>
                    <text:p>Request Permission to Read the Provider.</text:p>
                  </text:list-item>
                  <text:list-item>
                    <text:p>Define ListView and item layouts.</text:p>
                  </text:list-item>
                  <text:list-item>
                    <text:p>Define a Fragment that displays the list of contacts.</text:p>
                  </text:list-item>
                  <text:list-item>
                    <text:p>Define global variables.</text:p>
                  </text:list-item>
                  <text:list-item>
                    <text:p>Initialize the Fragment.</text:p>
                  </text:list-item>
                  <text:list-item>
                    <text:p>Set up the CursorAdapter for the ListView.</text:p>
                  </text:list-item>
                  <text:list-item>
                    <text:p>Set the selected contact listen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Define a projection.</text:p>
                  </text:list-item>
                  <text:list-item>
                    <text:p>Define constants for the Cursor column indexes.</text:p>
                  </text:list-item>
                  <text:list-item>
                    <text:p>For this type of retrieval, you're using the same table you used in the section Match a contact by name and list the results. Use the same column indexes as well.</text:p>
                  </text:list-item>
                  <text:list-item>
                    <text:p>Define the onItemClick() method.</text:p>
                  </text:list-item>
                  <text:list-item>
                    <text:p>Initialize the loader.</text:p>
                  </text:list-item>
                  <text:list-item>
                    <text:p>Implement onLoadFinished() and onLoaderReset(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addition:</text:p>
                <text:list>
                  <text:list-item>
                    <text:p>Remove selection criteria</text:p>
                  </text:list-item>
                  <text:list-item>
                    <text:p>Implement onCreateLoader(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print_20_Plans">
        <draw:frame presentation:style-name="pr7" draw:text-style-name="P4" draw:layer="layout" svg:width="19.999cm" svg:height="3.506cm" svg:x="6.6cm" svg:y="8.8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2" draw:text-style-name="P5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08:06:01.314973068</meta:creation-date>
    <meta:editing-duration>PT1H3M10S</meta:editing-duration>
    <meta:editing-cycles>34</meta:editing-cycles>
    <meta:generator>LibreOffice/6.0.3.2$Linux_X86_64 LibreOffice_project/00m0$Build-2</meta:generator>
    <dc:title>Blueprint Plans</dc:title>
    <dc:date>2019-02-10T10:40:44.588018669</dc:date>
    <meta:document-statistic meta:object-count="148"/>
  </office:meta>
</office:document-meta>
</file>